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ssionReport.format( String s , int min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missionReport.SubmissionReport( PrintWriter logg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ubmissionReport.report( QualityQuery qq , TopDocs td , String docNameField , Searcher sear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ubmissionReport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